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 style:data-style-name="N122"/>
    <style:style style:name="ce1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22"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1"/>
    <style:style style:name="ce15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1"/>
        <table:table-column table:style-name="co8" table:default-cell-style-name="ce121"/>
        <table:table-column table:style-name="co9" table:default-cell-style-name="ce12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118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118"/>
          <table:table-cell table:number-columns-repeated="3"/>
          <table:table-cell table:style-name="ce110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78" table:number-columns-repeated="3"/>
          <table:table-cell table:style-name="ce133"/>
          <table:table-cell/>
          <table:table-cell table:style-name="ce105" table:number-columns-repeated="3"/>
          <table:table-cell table:style-name="ce78"/>
          <table:table-cell table:style-name="ce133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3" office:value-type="string" calcext:value-type="string">
            <text:p>Homework ==&gt;</text:p>
          </table:table-cell>
          <table:table-cell table:style-name="ce126"/>
          <table:table-cell office:value-type="float" office:value="0.6" calcext:value-type="float">
            <text:p>0.6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5" office:value-type="string" calcext:value-type="string">
            <text:p>Week 03</text:p>
          </table:table-cell>
          <table:table-cell table:number-columns-repeated="3"/>
          <table:table-cell table:style-name="ce133" table:number-columns-repeated="2"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2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40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First Exam</text:p>
          </table:table-cell>
          <table:table-cell table:style-name="ce131"/>
          <table:table-cell table:style-name="ce135"/>
          <table:table-cell table:style-name="ce137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3.1</text:p>
          </table:table-cell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1"/>
          <table:table-cell table:style-name="ce140" table:number-columns-repeated="2"/>
          <table:table-cell table:style-name="ce135"/>
          <table:table-cell table:style-name="ce137"/>
          <table:table-cell table:style-name="ce147" table:number-columns-repeated="2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3"/>
          <table:table-cell table:style-name="ce140"/>
          <table:table-cell table:style-name="ce135" table:number-columns-repeated="2"/>
          <table:table-cell table:style-name="ce147"/>
          <table:table-cell table:style-name="ce141" table:number-columns-repeated="2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4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8" calcext:value-type="float">
            <text:p>8.0</text:p>
          </table:table-cell>
          <table:table-cell table:style-name="ce124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4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4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6" calcext:value-type="float">
            <text:p>6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4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4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4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4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4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9.2" calcext:value-type="float">
            <text:p>9.2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4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4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4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4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7" calcext:value-type="float">
            <text:p>7.0</text:p>
          </table:table-cell>
          <table:table-cell table:style-name="ce124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1" calcext:value-type="float">
            <text:p>7.1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4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4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ce121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10" table:default-cell-style-name="ce121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78"/>
          <table:table-cell table:number-columns-repeated="3"/>
          <table:table-cell table:style-name="ce110"/>
          <table:table-cell/>
          <table:table-cell table:style-name="ce136"/>
          <table:table-cell table:number-columns-repeated="4"/>
          <table:table-cell table:style-name="ce136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table:number-columns-repeated="2"/>
          <table:table-cell table:style-name="ce78"/>
          <table:table-cell table:style-name="ce133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15" office:value-type="string" calcext:value-type="string">
            <text:p>Homework ==&gt;</text:p>
          </table:table-cell>
          <table:table-cell table:style-name="ce126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45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Second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/>
          <table:table-cell table:style-name="ce105"/>
          <table:table-cell table:style-name="ce7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3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9" calcext:value-type="float">
            <text:p>9.0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)" office:value-type="float" office:value="8.7" calcext:value-type="float">
            <text:p>8.7</text:p>
          </table:table-cell>
          <table:table-cell table:style-name="ce124" office:value-type="float" office:value="9.6" calcext:value-type="float">
            <text:p>9.6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Sa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9.3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)" office:value-type="float" office:value="9.3" calcext:value-type="float">
            <text:p>9.3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Liss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9.18" calcext:value-type="float">
            <text:p>9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)" office:value-type="float" office:value="8.95" calcext:value-type="float">
            <text:p>9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Hu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45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)" office:value-type="float" office:value="9.35" calcext:value-type="float">
            <text:p>9.4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im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office:value-type="float" office:value="9" calcext:value-type="float">
            <text:p>9.0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)" office:value-type="float" office:value="7.2" calcext:value-type="float">
            <text:p>7.2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/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)" office:value-type="float" office:value="7" calcext:value-type="float">
            <text:p>7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Carlos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75" calcext:value-type="float">
            <text:p>9.8</text:p>
          </table:table-cell>
          <table:table-cell table:style-name="ce106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)" office:value-type="float" office:value="9.75" calcext:value-type="float">
            <text:p>9.8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3" office:value-type="string" calcext:value-type="string">
            <text:p>Meliss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)" office:value-type="float" office:value="6.75" calcext:value-type="float">
            <text:p>6.8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Uri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2])+(0.6*[.H22])+(0.3*[.I22])" office:value-type="float" office:value="9.84" calcext:value-type="float">
            <text:p>9.8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)" office:value-type="float" office:value="9.9" calcext:value-type="float">
            <text:p>9.9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evin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)" office:value-type="float" office:value="5" calcext:value-type="float">
            <text:p>5.0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)" office:value-type="float" office:value="7.1" calcext:value-type="float">
            <text:p>7.1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e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5])+(0.6*[.H25])+(0.3*[.I25])" office:value-type="float" office:value="8.31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)" office:value-type="float" office:value="8.25" calcext:value-type="float">
            <text:p>8.3</text:p>
          </table:table-cell>
          <table:table-cell table:style-name="ce124"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assand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6])+(0.6*[.H26])+(0.3*[.I26])" office:value-type="float" office:value="9.69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)" office:value-type="float" office:value="9.7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afn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7])+(0.6*[.H27])+(0.3*[.I27])" office:value-type="float" office:value="9.21" calcext:value-type="float">
            <text:p>9.2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)" office:value-type="float" office:value="8.95" calcext:value-type="float">
            <text:p>9.0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an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8])+(0.6*[.H28])+(0.3*[.I28])" office:value-type="float" office:value="9.66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)" office:value-type="float" office:value="9.65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Ann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3">
          <table:table-cell/>
          <table:table-cell table:style-name="ce100" office:value-type="string" calcext:value-type="string">
            <text:p>1) <text:s/>Various student scores adjusted upwards bc of high exam grad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6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3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15" office:value-type="string" calcext:value-type="string">
            <text:p>Homework ==&gt;</text:p>
          </table:table-cell>
          <table:table-cell table:style-name="ce119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45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12</text:p>
          </table:table-cell>
          <table:table-cell/>
          <table:table-cell table:style-name="ce133"/>
          <table:table-cell/>
          <table:table-cell table:style-name="ce139" office:value-type="string" calcext:value-type="string">
            <text:p>Week 13</text:p>
          </table:table-cell>
          <table:table-cell table:number-columns-repeated="2"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/>
          <table:table-cell table:style-name="ce140"/>
          <table:table-cell table:style-name="ce134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First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/>
          <table:table-cell/>
          <table:table-cell table:style-name="ce152"/>
          <table:table-cell table:style-name="ce78"/>
          <table:table-cell table:style-name="ce124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4"/>
          <table:table-cell table:style-name="ce78"/>
          <table:table-cell table:style-name="ce124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4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8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9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1T18:27:27.914842322</dc:date>
    <meta:editing-duration>P2DT17H48M28S</meta:editing-duration>
    <meta:editing-cycles>520</meta:editing-cycles>
    <meta:generator>LibreOffice/7.3.7.2$Linux_X86_64 LibreOffice_project/30$Build-2</meta:generator>
    <meta:document-statistic meta:table-count="3" meta:cell-count="846" meta:object-count="0"/>
  </office:meta>
</office:document-meta>
</file>